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cm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54cm" svg:x="11.16cm" svg:y="3.1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10.879cm" svg:y="3.4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10.525cm" svg:y="3.694cm">
          <text:p text:style-name="P1">Enabled</text:p>
          <text:p text:style-name="P1">Plugi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11.287cm" svg:y="7.8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11.006cm" svg:y="8.0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10.652cm" svg:y="8.366cm">
          <text:p text:style-name="P1">Disabled</text:p>
          <text:p text:style-name="P1">Plugi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7.747cm" svg:x="3.667cm" svg:y="3.159cm">
          <text:p text:style-name="P1">ID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604cm" svg:y1="4.302cm" svg:x2="10.398cm" svg:y2="4.302cm">
          <text:p/>
        </draw:line>
        <draw:line draw:style-name="gr2" draw:text-style-name="P1" draw:layer="layout" svg:x1="10.271cm" svg:y1="4.937cm" svg:x2="7.731cm" svg:y2="4.937cm">
          <text:p/>
        </draw:line>
        <draw:line draw:style-name="gr2" draw:text-style-name="P1" draw:layer="layout" svg:x1="13.7cm" svg:y1="6.461cm" svg:x2="13.7cm" svg:y2="7.731cm">
          <text:p/>
        </draw:line>
        <draw:line draw:style-name="gr2" draw:text-style-name="P1" draw:layer="layout" svg:x1="11.795cm" svg:y1="7.604cm" svg:x2="11.795cm" svg:y2="6.461cm">
          <text:p/>
        </draw:line>
        <draw:frame draw:style-name="gr3" draw:layer="layout" svg:width="3.114cm" svg:height="1.673cm" svg:x="8.173cm" svg:y="6.312cm">
          <draw:text-box>
            <text:p>Activate /</text:p>
            <text:p>Enable</text:p>
          </draw:text-box>
        </draw:frame>
        <draw:frame draw:style-name="gr4" draw:layer="layout" svg:width="3.851cm" svg:height="1.673cm" svg:x="14.335cm" svg:y="6.185cm">
          <draw:text-box>
            <text:p>Deactivate /</text:p>
            <text:p>Disable</text:p>
          </draw:text-box>
        </draw:frame>
        <draw:custom-shape draw:style-name="gr1" draw:text-style-name="P1" draw:layer="layout" svg:width="7.366cm" svg:height="1.905cm" svg:x="6.461cm" svg:y="14.208cm">
          <text:p text:style-name="P1">PDFExporterPlugi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66cm" svg:height="1.905cm" svg:x="6.488cm" svg:y="16.748cm">
          <text:p text:style-name="P1">WizardInterf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66cm" svg:height="1.905cm" svg:x="6.461cm" svg:y="19.315cm">
          <text:p text:style-name="P1">CDMPluginBa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66cm" svg:height="1.905cm" svg:x="2.532cm" svg:y="22.59cm">
          <text:p text:style-name="P1">IPlugi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66cm" svg:height="1.905cm" svg:x="10.333cm" svg:y="22.59cm">
          <text:p text:style-name="P1">QObject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017cm" svg:y1="16.113cm" svg:x2="10.017cm" svg:y2="16.748cm">
          <text:p/>
        </draw:line>
        <draw:line draw:style-name="gr5" draw:text-style-name="P1" draw:layer="layout" svg:x1="10.017cm" svg:y1="18.714cm" svg:x2="10.017cm" svg:y2="19.349cm">
          <text:p/>
        </draw:line>
        <draw:line draw:style-name="gr5" draw:text-style-name="P1" draw:layer="layout" svg:x1="8.117cm" svg:y1="21.215cm" svg:x2="8.112cm" svg:y2="22.59cm">
          <text:p/>
        </draw:line>
        <draw:line draw:style-name="gr5" draw:text-style-name="P1" draw:layer="layout" svg:x1="12.317cm" svg:y1="21.215cm" svg:x2="12.303cm" svg:y2="22.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3000 3000" svg:d="m1500 0 1500 3000h-3000zm0 447-1176 2353h235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Satskiy</meta:initial-creator>
    <meta:creation-date>2013-08-19T22:05:56</meta:creation-date>
    <dc:date>2013-08-19T22:25:44</dc:date>
    <dc:creator>Sergey Satskiy</dc:creator>
    <meta:editing-duration>PT4M37S</meta:editing-duration>
    <meta:editing-cycles>1</meta:editing-cycles>
    <meta:document-statistic meta:object-count="22"/>
    <meta:generator>LibreOffice/4.0.2.2$Linux_X86_64 LibreOffice_project/400m0$Build-2</meta:generator>
  </office:meta>
</office:document-meta>
</file>